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cm" svg:height="1.6cm" svg:x="1cm" svg:y="3.6cm">
          <text:p text:style-name="P1"><text:span text:style-name="T1">Receiver &amp;</text:span></text:p>
          <text:p text:style-name="P1"><text:span text:style-name="T1">Baseband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6cm" svg:height="1.4cm" svg:x="3cm" svg:y="5.8cm">
          <text:p text:style-name="P1"><text:span text:style-name="T1">Phase</text:span></text:p>
          <text:p text:style-name="P1"><text:span text:style-name="T1">Interferometer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54cm" svg:height="1.27cm" svg:x="1.018cm" svg:y="1.13cm">
          <text:p text:style-name="P1"><text:span text:style-name="T1">Antenn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svg:x1="2.3cm" svg:y1="5.2cm" svg:x2="3cm" svg:y2="6.5cm" draw:start-shape="id1" draw:start-glue-point="2" draw:end-shape="id2" draw:end-glue-point="3" svg:d="m2300 5200v1300h700">
          <text:p/>
        </draw:connector>
        <draw:connector draw:style-name="gr3" draw:text-style-name="P3" draw:layer="layout" draw:type="line" svg:x1="2.287cm" svg:y1="2.398cm" svg:x2="2.3cm" svg:y2="3.6cm" draw:start-shape="id3" draw:start-glue-point="8" draw:end-shape="id1" draw:end-glue-point="0" svg:d="m2287 2398 13 1202">
          <text:p/>
        </draw:connector>
        <draw:custom-shape draw:style-name="gr1" draw:text-style-name="P2" draw:id="id4" draw:layer="layout" svg:width="2cm" svg:height="1.2cm" svg:x="1cm" svg:y="8.6cm">
          <text:p text:style-name="P1"><text:span text:style-name="T1">Signal</text:span></text:p>
          <text:p text:style-name="P1"><text:span text:style-name="T1">Processing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cm" svg:height="1.2cm" svg:x="5.8cm" svg:y="8.6cm">
          <text:p text:style-name="P1"><text:span text:style-name="T1">Signal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cm" svg:y1="7.2cm" svg:x2="2cm" svg:y2="8.6cm" draw:start-shape="id2" draw:start-glue-point="2" draw:end-shape="id4" draw:end-glue-point="0" svg:d="m4300 7200v700h-2300v700">
          <text:p/>
        </draw:connector>
        <draw:connector draw:style-name="gr3" draw:text-style-name="P3" draw:layer="layout" svg:x1="4.3cm" svg:y1="7.2cm" svg:x2="6.8cm" svg:y2="8.6cm" draw:start-shape="id2" draw:start-glue-point="2" draw:end-shape="id5" draw:end-glue-point="0" svg:d="m4300 7200v700h2500v700">
          <text:p/>
        </draw:connector>
        <draw:custom-shape draw:style-name="gr1" draw:text-style-name="P2" draw:id="id7" draw:layer="layout" svg:width="2cm" svg:height="1cm" svg:x="5.8cm" svg:y="10.6cm">
          <text:p text:style-name="P1"><text:span text:style-name="T1">Reference</text:span></text:p>
          <text:p text:style-name="P1"><text:span text:style-name="T1">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cm" svg:height="1cm" svg:x="1cm" svg:y="10.6cm">
          <text:p text:style-name="P1"><text:span text:style-name="T1">Adaptive</text:span></text:p>
          <text:p text:style-name="P1"><text:span text:style-name="T1">Fil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2cm" svg:height="1cm" svg:x="1cm" svg:y="12.6cm">
          <text:p text:style-name="P1"><text:span text:style-name="T1">Cross</text:span></text:p>
          <text:p text:style-name="P1"><text:span text:style-name="T1">Corre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2cm" svg:y1="9.8cm" svg:x2="2cm" svg:y2="10.6cm" draw:start-shape="id4" draw:start-glue-point="2" draw:end-shape="id6" draw:end-glue-point="0" svg:d="m2000 9800v800">
          <text:p/>
        </draw:connector>
        <draw:connector draw:style-name="gr3" draw:text-style-name="P3" draw:layer="layout" draw:type="line" svg:x1="5.8cm" svg:y1="11.1cm" svg:x2="3cm" svg:y2="11.1cm" draw:start-shape="id7" draw:start-glue-point="3" draw:end-shape="id6" svg:d="m5800 11100h-2800">
          <text:p/>
        </draw:connector>
        <draw:connector draw:style-name="gr3" draw:text-style-name="P3" draw:layer="layout" draw:type="line" svg:x1="2cm" svg:y1="11.6cm" svg:x2="2cm" svg:y2="12.6cm" draw:start-shape="id6" draw:start-glue-point="2" draw:end-shape="id8" draw:end-glue-point="0" svg:d="m2000 11600v1000">
          <text:p/>
        </draw:connector>
        <draw:connector draw:style-name="gr3" draw:text-style-name="P3" draw:layer="layout" svg:x1="6.8cm" svg:y1="11.6cm" svg:x2="3cm" svg:y2="13.1cm" draw:start-shape="id7" draw:start-glue-point="2" draw:end-shape="id8" draw:end-glue-point="1" svg:d="m6800 11600v1500h-3800">
          <text:p/>
        </draw:connector>
        <draw:custom-shape draw:style-name="gr1" draw:text-style-name="P2" draw:id="id9" draw:layer="layout" svg:width="2.01cm" svg:height="1.4cm" svg:x="1cm" svg:y="14.6cm">
          <text:p text:style-name="P1"><text:span text:style-name="T1">Target</text:span></text:p>
          <text:p text:style-name="P1"><text:span text:style-name="T1">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2.5cm" svg:height="1.4cm" svg:x="3.8cm" svg:y="14.6cm">
          <text:p text:style-name="P1"><text:span text:style-name="T1">Target</text:span></text:p>
          <text:p text:style-name="P1"><text:span text:style-name="T1">Tracking</text:span></text:p>
          <text:p text:style-name="P1"><text:span text:style-name="T1">(n objec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6.8cm" svg:y1="9.8cm" svg:x2="6.8cm" svg:y2="10.6cm" draw:start-shape="id5" draw:start-glue-point="2" draw:end-shape="id7" draw:end-glue-point="0" svg:d="m6800 9800v800">
          <text:p/>
        </draw:connector>
        <draw:custom-shape draw:style-name="gr1" draw:text-style-name="P2" draw:id="id11" draw:layer="layout" svg:width="2cm" svg:height="1.4cm" svg:x="7.4cm" svg:y="14.6cm">
          <text:p text:style-name="P1"><text:span text:style-name="T1">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2cm" svg:y1="13.6cm" svg:x2="2.005cm" svg:y2="14.6cm" draw:start-shape="id8" draw:start-glue-point="2" draw:end-shape="id9" draw:end-glue-point="0" svg:d="m2000 13600 5 1000">
          <text:p/>
        </draw:connector>
        <draw:connector draw:style-name="gr3" draw:text-style-name="P3" draw:layer="layout" draw:type="line" svg:x1="3.01cm" svg:y1="15.3cm" svg:x2="3.8cm" svg:y2="15.3cm" draw:start-shape="id9" draw:end-shape="id10" draw:end-glue-point="3" svg:d="m3010 15300h790">
          <text:p/>
        </draw:connector>
        <draw:connector draw:style-name="gr3" draw:text-style-name="P3" draw:layer="layout" draw:type="line" svg:x1="6.3cm" svg:y1="15.3cm" svg:x2="7.4cm" svg:y2="15.3cm" draw:start-shape="id10" draw:start-glue-point="1" draw:end-shape="id11" draw:end-glue-point="3" svg:d="m6300 15300h1100">
          <text:p/>
        </draw:connector>
        <draw:custom-shape draw:style-name="gr2" draw:text-style-name="P2" draw:id="id12" draw:layer="layout" svg:width="2.54cm" svg:height="1.27cm" svg:x="5.1cm" svg:y="1.148cm">
          <text:p text:style-name="P1"><text:span text:style-name="T1">Antenn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svg:x1="6.369cm" svg:y1="2.416cm" svg:x2="6.4cm" svg:y2="3.4cm" draw:start-shape="id12" draw:start-glue-point="8" draw:end-shape="id13" draw:end-glue-point="0" svg:d="m6369 2416v493h31v491">
          <text:p/>
        </draw:connector>
        <draw:custom-shape draw:style-name="gr1" draw:text-style-name="P2" draw:id="id13" draw:layer="layout" svg:width="2.6cm" svg:height="1.6cm" svg:x="5.1cm" svg:y="3.4cm">
          <text:p text:style-name="P1"><text:span text:style-name="T1">Receiver &amp;</text:span></text:p>
          <text:p text:style-name="P1"><text:span text:style-name="T1">Baseband</text:span></text:p>
          <text:p text:style-name="P1"><text:span text:style-name="T1">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4cm" svg:y1="5cm" svg:x2="5.6cm" svg:y2="6.5cm" draw:start-shape="id13" draw:start-glue-point="2" draw:end-shape="id2" draw:end-glue-point="1" svg:d="m6400 5000v1500h-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8T09:04:38</meta:creation-date>
    <dc:date>2011-01-16T22:59:55</dc:date>
    <meta:editing-cycles>12</meta:editing-cycles>
    <meta:editing-duration>PT7H9M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